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style="italic" style:font-style-asian="italic" style:font-style-complex="italic"/>
    </style:style>
    <style:style style:name="P3" style:parent-style-name="Titre4" style:family="paragraph">
      <style:text-properties fo:font-size="12pt" style:font-size-asian="12pt" style:font-size-complex="12pt"/>
    </style:style>
    <style:style style:name="T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4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6" style:parent-style-name="Titre4" style:family="paragraph">
      <style:text-properties fo:font-size="12pt" style:font-size-asian="12pt" style:font-size-complex="12pt"/>
    </style:style>
    <style:style style:name="T2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8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0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4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4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4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4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5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52" style:parent-style-name="Normal" style:family="paragraph">
      <style:text-properties style:font-name="Calibri Light" style:font-name-complex="Calibri Light"/>
    </style:style>
    <style:style style:name="P53" style:parent-style-name="Titre4" style:family="paragraph">
      <style:text-properties fo:font-size="12pt" style:font-size-asian="12pt" style:font-size-complex="12pt"/>
    </style:style>
    <style:style style:name="T5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6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6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6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70" style:parent-style-name="Titre4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7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7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7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7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7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8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8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8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8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9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9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9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9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9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00" style:parent-style-name="Normal" style:family="paragraph">
      <style:text-properties style:font-name="Calibri Light" style:font-name-complex="Calibri Light"/>
    </style:style>
    <style:style style:name="P101" style:parent-style-name="Titre4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10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0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0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0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0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0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0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1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1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14" style:parent-style-name="Normal" style:family="paragraph">
      <style:text-properties style:font-name="Calibri Light" style:font-name-asian="Times New Roman" fo:color="#2F5496" fo:font-size="20pt" style:font-size-asian="20pt" style:font-size-complex="20pt"/>
    </style:style>
    <style:style style:name="P115" style:parent-style-name="Titre4" style:family="paragraph">
      <style:text-properties fo:font-size="12pt" style:font-size-asian="12pt" style:font-size-complex="12pt"/>
    </style:style>
    <style:style style:name="T116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9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20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2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2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4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2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2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2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3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3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3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3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3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35" style:parent-style-name="Normal" style:family="paragraph">
      <style:text-properties style:font-name="Calibri Light" style:font-name-complex="Calibri Light"/>
    </style:style>
    <style:style style:name="P136" style:parent-style-name="Titre4" style:family="paragraph">
      <style:text-properties fo:font-size="12pt" style:font-size-asian="12pt" style:font-size-complex="12pt"/>
    </style:style>
    <style:style style:name="T13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38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3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0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41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4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4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4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4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4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50" style:parent-style-name="Normal" style:family="paragraph">
      <style:text-properties style:font-name="Calibri Light" style:font-name-complex="Calibri Light"/>
    </style:style>
    <style:style style:name="P151" style:parent-style-name="Titre4" style:family="paragraph">
      <style:text-properties fo:font-size="12pt" style:font-size-asian="12pt" style:font-size-complex="12pt"/>
    </style:style>
    <style:style style:name="T15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5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5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5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5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5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5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5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6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6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6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64" style:parent-style-name="Titre4" style:family="paragraph">
      <style:text-properties fo:font-size="12pt" style:font-size-asian="12pt" style:font-size-complex="12pt"/>
    </style:style>
    <style:style style:name="T16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6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6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6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6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7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7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7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7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7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80" style:parent-style-name="Normal" style:family="paragraph">
      <style:text-properties style:font-name="Calibri Light" style:font-name-complex="Calibri Light"/>
    </style:style>
    <style:style style:name="P181" style:parent-style-name="Titre4" style:family="paragraph">
      <style:text-properties fo:font-size="12pt" style:font-size-asian="12pt" style:font-size-complex="12pt"/>
    </style:style>
    <style:style style:name="T18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8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8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8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8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8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8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8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9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91" style:parent-style-name="Normal" style:family="paragraph">
      <style:text-properties style:font-name="Segoe UI Emoji" style:font-name-complex="Segoe UI Emoji"/>
    </style:style>
    <style:style style:name="P192" style:parent-style-name="Titre4" style:family="paragraph">
      <style:text-properties fo:font-size="12pt" style:font-size-asian="12pt" style:font-size-complex="12pt"/>
    </style:style>
    <style:style style:name="T193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9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9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9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9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19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9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0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0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0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0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1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11" style:parent-style-name="Titre4" style:family="paragraph">
      <style:text-properties fo:font-size="12pt" style:font-size-asian="12pt" style:font-size-complex="12pt"/>
    </style:style>
    <style:style style:name="T21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1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1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1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1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1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1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1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2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2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22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2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24" style:parent-style-name="Titre4" style:family="paragraph">
      <style:text-properties fo:font-size="12pt" style:font-size-asian="12pt" style:font-size-complex="12pt"/>
    </style:style>
    <style:style style:name="T22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2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27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228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2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3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3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3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3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4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41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P242" style:parent-style-name="Titre4" style:family="paragraph">
      <style:text-properties fo:font-size="12pt" style:font-size-asian="12pt" style:font-size-complex="12pt"/>
    </style:style>
    <style:style style:name="T243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4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4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4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4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4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49" style:parent-style-name="Normal" style:list-style-name="LFO1" style:family="paragraph"/>
    <style:style style:name="T25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51" style:parent-style-name="Normal" style:list-style-name="LFO1" style:family="paragraph"/>
    <style:style style:name="T25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5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5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5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5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5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58" style:parent-style-name="Titre4" style:family="paragraph">
      <style:text-properties fo:font-size="12pt" style:font-size-asian="12pt" style:font-size-complex="12pt"/>
    </style:style>
    <style:style style:name="T259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61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6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63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6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65" style:parent-style-name="Normal" style:list-style-name="LFO2" style:family="paragraph"/>
    <style:style style:name="T26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67" style:parent-style-name="Normal" style:list-style-name="LFO2" style:family="paragraph"/>
    <style:style style:name="T26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69" style:parent-style-name="Normal" style:list-style-name="LFO2" style:family="paragraph"/>
    <style:style style:name="T27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7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7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7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74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7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76" style:parent-style-name="Titre4" style:family="paragraph">
      <style:text-properties fo:font-size="12pt" style:font-size-asian="12pt" style:font-size-complex="12pt"/>
    </style:style>
    <style:style style:name="T277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7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79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8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81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8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83" style:parent-style-name="Normal" style:list-style-name="LFO3" style:family="paragraph"/>
    <style:style style:name="T28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85" style:parent-style-name="Normal" style:list-style-name="LFO3" style:family="paragraph"/>
    <style:style style:name="T28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8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8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8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90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9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92" style:parent-style-name="Titre4" style:family="paragraph">
      <style:text-properties fo:font-size="12pt" style:font-size-asian="12pt" style:font-size-complex="12pt"/>
    </style:style>
    <style:style style:name="T293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9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95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29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297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29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299" style:parent-style-name="Normal" style:list-style-name="LFO4" style:family="paragraph"/>
    <style:style style:name="T30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01" style:parent-style-name="Normal" style:list-style-name="LFO4" style:family="paragraph"/>
    <style:style style:name="T30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03" style:parent-style-name="Normal" style:list-style-name="LFO4" style:family="paragraph"/>
    <style:style style:name="T30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0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0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0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0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0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1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11" style:parent-style-name="Titre4" style:family="paragraph">
      <style:text-properties fo:font-size="12pt" style:font-size-asian="12pt" style:font-size-complex="12pt"/>
    </style:style>
    <style:style style:name="T31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1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1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1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1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1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1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1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2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21" style:parent-style-name="Normal" style:list-style-name="LFO5" style:family="paragraph"/>
    <style:style style:name="T32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23" style:parent-style-name="Normal" style:list-style-name="LFO5" style:family="paragraph"/>
    <style:style style:name="T32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2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2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2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2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2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30" style:parent-style-name="Titre4" style:family="paragraph">
      <style:text-properties fo:font-size="12pt" style:font-size-asian="12pt" style:font-size-complex="12pt"/>
    </style:style>
    <style:style style:name="T331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3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33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3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35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36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3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38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3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40" style:parent-style-name="Normal" style:list-style-name="LFO5" style:family="paragraph"/>
    <style:style style:name="T34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42" style:parent-style-name="Normal" style:list-style-name="LFO5" style:family="paragraph"/>
    <style:style style:name="T34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44" style:parent-style-name="Normal" style:list-style-name="LFO5" style:family="paragraph"/>
    <style:style style:name="T34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4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4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4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4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5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351" style:parent-style-name="Titre4" style:family="paragraph">
      <style:text-properties fo:font-size="12pt" style:font-size-asian="12pt" style:font-size-complex="12pt"/>
    </style:style>
    <style:style style:name="T352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5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54" style:parent-style-name="Policepardéfau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355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56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5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5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59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6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6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6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364" style:parent-style-name="Policepardéfaut" style:family="text">
      <style:text-properties style:font-name="Segoe UI Emoji" style:font-name-complex="Segoe UI Emoji" fo:font-size="12pt" style:font-size-asian="12pt" style:font-size-complex="12pt"/>
    </style:style>
    <style:style style:name="T365" style:parent-style-name="Policepardéfaut" style:family="text">
      <style:text-properties style:font-name="Calibri Light" style:font-name-complex="Calibri Light" fo:font-size="12pt" style:font-size-asian="12pt" style:font-size-complex="12pt"/>
    </style:style>
  </office:automatic-styles>
  <office:body>
    <office:text text:use-soft-page-breaks="true">
      <text:h text:style-name="P1" text:outline-level="1">User Stories Learn@home</text:h>
      <text:p text:style-name="Normal"/>
      <text:p text:style-name="P2">Ce document définit les user stories du projet Learn@home, décrivant les besoins et attentes des utilisateurs sous forme de scénarios concrets. Chaque fonctionnalité est détaillée avec des critères d’acceptation précis, permettant de garantir une implémentation conforme aux attentes.</text:p>
      <text:h text:style-name="Titre3" text:outline-level="3"/>
      <text:h text:style-name="Titre3" text:outline-level="3">Compte utilisateur</text:h>
      <text:h text:style-name="P3" text:outline-level="4">Connexion</text:h>
      <text:p text:style-name="Normal"><text:span text:style-name="T4">User Story :</text:span><text:span text:style-name="T5"><text:line-break/></text:span><text:span text:style-name="T6">En tant qu’élève ou tuteur bénévole ayant déjà un compte, je veux me connecter avec mon adresse e-mail et mon mot de passe afin d’accéder à mon espace personnel.</text:span></text:p>
      <text:p text:style-name="Normal"><text:span text:style-name="T7">Critères d’acceptation :</text:span><text:span text:style-name="T8"><text:line-break/></text:span><text:span text:style-name="T9">✅</text:span><text:span text:style-name="T10"><text:s/>L’utilisateur doit saisir son adresse e-mail et son mot de passe</text:span><text:span text:style-name="T11"><text:line-break/></text:span><text:span text:style-name="T12">✅</text:span><text:span text:style-name="T13"><text:s/>La page doit contenir un bouton « Se connecter »</text:span><text:span text:style-name="T14"><text:line-break/></text:span><text:span text:style-name="T15">✅</text:span><text:span text:style-name="T16"><text:s/>Un message d’erreur s’affiche si les informations ne sont pas au bon format ou si les identifiants sont incorrects</text:span><text:span text:style-name="T17"><text:line-break/></text:span><text:span text:style-name="T18">✅</text:span><text:span text:style-name="T19"><text:s/>Après une connexion réussie, l’utilisateur est redirigé vers son tableau de bord</text:span><text:span text:style-name="T20"><text:line-break/></text:span><text:span text:style-name="T21">✅</text:span><text:span text:style-name="T22"><text:s/>La page contient un bouton « S’inscrire » qui redirige vers la page d’inscription.</text:span><text:span text:style-name="T23"><text:line-break/></text:span><text:span text:style-name="T24">✅</text:span><text:span text:style-name="T25"><text:s/>La page contient un lien permettant de récupérer son mot de passe oublié.</text:span></text:p>
      <text:p text:style-name="Normal"/>
      <text:h text:style-name="P26" text:outline-level="4">Inscription</text:h>
      <text:p text:style-name="Normal"><text:span text:style-name="T27">User Story :</text:span><text:span text:style-name="T28"><text:line-break/></text:span><text:span text:style-name="T29">En tant que nouvel utilisateur, je veux pouvoir m’inscrire en tant qu’élève ou tuteur bénévole afin d’accéder aux services de Learn@home.</text:span></text:p>
      <text:p text:style-name="Normal"><text:span text:style-name="T30">Critères d’acceptation :</text:span><text:span text:style-name="T31"><text:line-break/></text:span><text:span text:style-name="T32">✅</text:span><text:span text:style-name="T33"><text:s/>L’utilisateur doit choisir son statut (élève ou tuteur bénévole)</text:span><text:span text:style-name="T34"><text:line-break/></text:span><text:span text:style-name="T35">✅</text:span><text:span text:style-name="T36"><text:s/>L’utilisateur doit renseigner son prénom, nom, adresse e-mail et un mot de passe sécurisé (mot de passe d’au moins 8 caractères avec majuscule, minuscule, chiffre et caractère spécial)</text:span><text:span text:style-name="T37"><text:line-break/></text:span><text:span text:style-name="T38">✅</text:span><text:span text:style-name="T39">Un message d’erreur s’affiche si les informations ne sont pas au bon format ou si l’utilisateur a déjà un compte</text:span><text:span text:style-name="T40"><text:line-break/></text:span><text:span text:style-name="T41">✅</text:span><text:span text:style-name="T42"><text:s/>Un bouton "S’inscrire" permet d’envoyer le formulaire</text:span><text:span text:style-name="T43"><text:line-break/></text:span><text:span text:style-name="T44">✅</text:span><text:span text:style-name="T45"><text:s/>Après l’inscription, un e-mail de confirmation est envoyé</text:span><text:span text:style-name="T46"><text:line-break/></text:span><text:span text:style-name="T47">✅</text:span><text:span text:style-name="T48"><text:s/>L’utilisateur doit cliquer sur un lien de confirmation pour activer son compte</text:span><text:span text:style-name="T49"><text:line-break/></text:span><text:span text:style-name="T50">✅</text:span><text:span text:style-name="T51"><text:s/>Si l’utilisateur est un élève, alors un tuteur bénévole lui est automatiquement assigné après activation de son compte<text:s/></text:span></text:p>
      <text:p text:style-name="P52"/>
      <text:soft-page-break/>
      <text:h text:style-name="P53" text:outline-level="4">Mot de passe oublié</text:h>
      <text:p text:style-name="Normal"><text:span text:style-name="T54">User Story :</text:span><text:span text:style-name="T55"><text:line-break/></text:span><text:span text:style-name="T56">En tant qu’utilisateur, je veux réinitialiser mon mot de passe en cas d’oubli afin de récupérer l’accès à mon compte.</text:span></text:p>
      <text:p text:style-name="Normal"><text:span text:style-name="T57">Critères d’acceptation :</text:span><text:span text:style-name="T58"><text:line-break/></text:span><text:span text:style-name="T59">✅</text:span><text:span text:style-name="T60"><text:s/>L’utilisateur peut saisir son adresse e-mail sur la page "Mot de passe oublié"</text:span><text:span text:style-name="T61"><text:line-break/></text:span><text:span text:style-name="T62">✅</text:span><text:span text:style-name="T63"><text:s/>Un mail comportant un lien de réinitialisation est envoyé</text:span><text:span text:style-name="T64"><text:line-break/></text:span><text:span text:style-name="T65">✅</text:span><text:span text:style-name="T66"><text:s/>En cliquant sur le lien reçu par mail, l’utilisateur accède à une page pour définir un nouveau mot de passe</text:span><text:span text:style-name="T67"><text:line-break/></text:span><text:span text:style-name="T68">✅</text:span><text:span text:style-name="T69"><text:s/>Le nouveau mot de passe doit respecter les règles de sécurité</text:span></text:p>
      <text:p text:style-name="Normal"/>
      <text:h text:style-name="P70" text:outline-level="4">Se déconnecter</text:h>
      <text:p text:style-name="Normal"><text:span text:style-name="T71">User Story :</text:span><text:span text:style-name="T72"><text:line-break/></text:span><text:span text:style-name="T73">En tant qu’utilisateur connecté, je veux pouvoir me déconnecter à tout moment en cliquant sur un lien dans le menu</text:span></text:p>
      <text:p text:style-name="Normal"><text:span text:style-name="T74">Critères d’acceptation :</text:span><text:span text:style-name="T75"><text:line-break/></text:span><text:span text:style-name="T76">✅</text:span><text:span text:style-name="T77"><text:s/>Un lien "Se déconnecter" est disponible dans le menu sur chaque page protégée du site</text:span><text:span text:style-name="T78"><text:line-break/></text:span><text:span text:style-name="T79">✅</text:span><text:span text:style-name="T80"><text:s/>Lors du clic, la session de l’utilisateur est détruite et il est redirigé vers la page de connexion</text:span><text:span text:style-name="T81"><text:line-break/></text:span><text:span text:style-name="T82">✅</text:span><text:span text:style-name="T83"><text:s/>L’accès aux pages protégées est bloqué après la déconnexion (redirection vers la page de connexion si tentative d’accès)</text:span></text:p>
      <text:p text:style-name="Normal"/>
      <text:h text:style-name="Titre3" text:outline-level="3">Tableau de bord</text:h>
      <text:p text:style-name="Normal"><text:span text:style-name="T84">User Story :</text:span><text:span text:style-name="T85"><text:line-break/></text:span><text:span text:style-name="T86">En tant qu’utilisateur connecté, je veux accéder à mon tableau de bord afin de voir un aperçu de mes activités, y compris le nombre de messages non lus, les événements à venir, et les tâches à effectuer, et pouvoir naviguer rapidement vers chaque section pour plus de détails.</text:span></text:p>
      <text:p text:style-name="Normal"><text:span text:style-name="T87">Critères d’acceptation :</text:span><text:span text:style-name="T88"><text:line-break/></text:span><text:span text:style-name="T89">✅</text:span><text:span text:style-name="T90"><text:s/>Le tableau de bord doit afficher le nombre de messages non lus, le nombre d’événements à venir, le nombre de tâches personnelles à effectuer.</text:span><text:span text:style-name="T91"><text:line-break/></text:span><text:span text:style-name="T92">✅</text:span><text:span text:style-name="T93"><text:s/>La section "Les prochains événements" affiche un aperçu des événements à venir avec les dates et titres</text:span><text:span text:style-name="T94"><text:line-break/></text:span><text:span text:style-name="T95">✅</text:span><text:span text:style-name="T96"><text:s/>La section "Résumé des tâches" affiche les tâches à effectuer, avec les titres des tâches et les dates limites</text:span><text:span text:style-name="T97"><text:line-break/></text:span><text:span text:style-name="T98">✅</text:span><text:span text:style-name="T99"><text:s/>Les liens vers la messagerie, la page des événements et la page des tâches sont bien visibles et accessibles, et redirigent vers les pages correspondantes</text:span></text:p>
      <text:p text:style-name="P100"/>
      <text:soft-page-break/>
      <text:h text:style-name="Titre3" text:outline-level="3">Messagerie</text:h>
      <text:h text:style-name="P101" text:outline-level="4">Liste des contacts</text:h>
      <text:p text:style-name="P102">User Story :</text:p>
      <text:p text:style-name="P103">En tant qu’utilisateur connecté et étant sur la page « messagerie », je veux visualiser l’ensemble de mes contacts afin de pouvoir démarrer ou reprendre une conversation.</text:p>
      <text:p text:style-name="Normal"><text:span text:style-name="T104">Critères d’acceptation :</text:span><text:span text:style-name="T105"><text:line-break/></text:span><text:span text:style-name="T106">✅</text:span><text:span text:style-name="T107"><text:s/>Les contacts sont affichés dans une liste avec leur photo de profil et leur prénom</text:span><text:span text:style-name="T108"><text:line-break/></text:span><text:span text:style-name="T109">✅</text:span><text:span text:style-name="T110"><text:s/>Pour chaque contact, le nombre de messages non lus (si présent) est affiché</text:span><text:span text:style-name="T111"><text:line-break/></text:span><text:span text:style-name="T112">✅</text:span><text:span text:style-name="T113"><text:s/>Chaque contact est cliquable pour créer ou reprendre une conversation avec ce dernier</text:span></text:p>
      <text:p text:style-name="P114"/>
      <text:h text:style-name="P115" text:outline-level="4">Discussion</text:h>
      <text:p text:style-name="Normal"><text:span text:style-name="T116">User Story :</text:span><text:span text:style-name="T117"><text:line-break/></text:span><text:span text:style-name="T118">En tant qu’utilisateur connecté et étant sur la page « messagerie », je veux pouvoir discuter avec un élève ou un tuteur bénévole.</text:span></text:p>
      <text:p text:style-name="Normal"><text:span text:style-name="T119">Critères d’acceptation :</text:span><text:span text:style-name="T120"><text:line-break/></text:span><text:span text:style-name="T121">✅</text:span><text:span text:style-name="T122"><text:s/>Lors de l’accès à la page de messagerie, l’utilisateur arrive directement sur la dernière conversation consultée</text:span><text:span text:style-name="T123"><text:line-break/></text:span><text:span text:style-name="T124">✅</text:span><text:span text:style-name="T125"><text:s/>L'utilisateur peut écrire un nouveau message</text:span><text:span text:style-name="T126"><text:line-break/></text:span><text:span text:style-name="T127">✅</text:span><text:span text:style-name="T128"><text:s/>Un horodatage est affiché sur chaque message<text:s/></text:span><text:span text:style-name="T129"><text:line-break/></text:span><text:span text:style-name="T130">✅</text:span><text:span text:style-name="T131"><text:s/>L’utilisateur peut changer de conversation en cliquant sur un autre contact<text:s/></text:span><text:span text:style-name="T132"><text:line-break/></text:span><text:span text:style-name="T133">✅</text:span><text:span text:style-name="T134"><text:s/>Le statut « lu » ou « non lu » est bien visible sur chaque message</text:span></text:p>
      <text:p text:style-name="P135"/>
      <text:h text:style-name="P136" text:outline-level="4">Ajout d’un contact</text:h>
      <text:p text:style-name="Normal"><text:span text:style-name="T137">User Story :</text:span><text:span text:style-name="T138"><text:line-break/></text:span><text:span text:style-name="T139">En tant qu’utilisateur connecté et étant sur la page « messagerie », je veux pouvoir ajouter un contact afin de pouvoir démarrer une nouvelle conversation avec ce dernier.</text:span></text:p>
      <text:p text:style-name="Normal"><text:span text:style-name="T140">Critères d’acceptation :</text:span><text:span text:style-name="T141"><text:line-break/></text:span><text:span text:style-name="T142">✅</text:span><text:span text:style-name="T143"><text:s/>Un bouton "Ajouter un contact" est visible sur la page de messagerie</text:span><text:span text:style-name="T144"><text:line-break/></text:span><text:span text:style-name="T145">✅</text:span><text:span text:style-name="T146"><text:s/>En cliquant sur le bouton, une fenêtre modale s’ouvre permettant à l’utilisateur de rechercher et d’ajouter un contact<text:s/></text:span><text:span text:style-name="T147"><text:line-break/></text:span><text:span text:style-name="T148">✅</text:span><text:span text:style-name="T149"><text:s/>Après ajout, le nouveau contact apparaît dans la liste des contacts</text:span></text:p>
      <text:p text:style-name="P150"/>
      <text:h text:style-name="P151" text:outline-level="4">Supprimer un contact</text:h>
      <text:p text:style-name="Normal"><text:span text:style-name="T152">User Story :</text:span><text:span text:style-name="T153"><text:line-break/>En tant qu’utilisateur connecté et étant sur la page « messagerie », je veux pouvoir supprimer un contact.</text:span></text:p>
      <text:p text:style-name="Normal"><text:span text:style-name="T154">Critères d’acceptation :</text:span></text:p>
      <text:soft-page-break/>
      <text:p text:style-name="Normal"><text:span text:style-name="T155">✅</text:span><text:span text:style-name="T156"><text:s/>Lors du survol d’un contact, une icône « Supprimer » est visible</text:span><text:span text:style-name="T157"><text:line-break/></text:span><text:span text:style-name="T158">✅</text:span><text:span text:style-name="T159"><text:s/>En cliquant sur cette icône, l’utilisateur peut supprimer définitivement le contact de sa liste</text:span><text:span text:style-name="T160"><text:line-break/></text:span><text:span text:style-name="T161">✅</text:span><text:span text:style-name="T162"><text:s/>Un message de confirmation est affiché avant la suppression</text:span></text:p>
      <text:p text:style-name="P163"/>
      <text:h text:style-name="Titre3" text:outline-level="3">Événements</text:h>
      <text:h text:style-name="P164" text:outline-level="4">Affichage du Calendrier</text:h>
      <text:p text:style-name="Normal"><text:span text:style-name="T165">User Story :</text:span><text:span text:style-name="T166"><text:line-break/>En tant qu'utilisateur connecté et étant sur la page « évènements », je veux pouvoir visualiser un calendrier afin de pouvoir voir les événements programmés.</text:span></text:p>
      <text:p text:style-name="Normal"><text:span text:style-name="T167">Critères d’acceptation :</text:span><text:span text:style-name="T168"><text:line-break/></text:span><text:span text:style-name="T169">✅</text:span><text:span text:style-name="T170"><text:s/>Le calendrier affiche le mois en cours par défaut</text:span><text:span text:style-name="T171"><text:line-break/></text:span><text:span text:style-name="T172">✅</text:span><text:span text:style-name="T173"><text:s/>Des flèches de navigation permettent de passer au mois suivant ou précédent</text:span><text:span text:style-name="T174"><text:line-break/></text:span><text:span text:style-name="T175">✅</text:span><text:span text:style-name="T176"><text:s/>Chaque jour du mois affiche un ou plusieurs événements programmés (si présents)</text:span><text:span text:style-name="T177"><text:line-break/></text:span><text:span text:style-name="T178">✅</text:span><text:span text:style-name="T179"><text:s/>Pour chaque événement, le titre (ou début du titre) et l'heure sont affichés</text:span></text:p>
      <text:p text:style-name="P180"/>
      <text:h text:style-name="P181" text:outline-level="4">Consultation d'un Événement</text:h>
      <text:p text:style-name="Normal"><text:span text:style-name="T182">User Story :</text:span><text:span text:style-name="T183"><text:line-break/>En tant qu'utilisateur connecté, je veux pouvoir cliquer sur un événement dans le calendrier pour le consulter afin de voir ses détails.</text:span></text:p>
      <text:p text:style-name="Normal"><text:span text:style-name="T184">Critères d’acceptation :</text:span><text:span text:style-name="T185"><text:line-break/></text:span><text:span text:style-name="T186">✅</text:span><text:span text:style-name="T187"><text:s/>L'utilisateur peut cliquer sur un événement affiché dans le calendrier</text:span><text:span text:style-name="T188"><text:line-break/></text:span><text:span text:style-name="T189">✅</text:span><text:span text:style-name="T190"><text:s/>Une fenêtre modale s'ouvre pour afficher les détails de l'événement (titre, participants, date et heure)</text:span></text:p>
      <text:p text:style-name="P191"/>
      <text:h text:style-name="P192" text:outline-level="4">Modification d'un Événement</text:h>
      <text:p text:style-name="Normal"><text:span text:style-name="T193">User Story :</text:span><text:span text:style-name="T194"><text:line-break/>En tant qu'utilisateur connecté, je veux pouvoir modifier un événement afin de mettre à jour ses informations (titre, participants, date et heure).</text:span></text:p>
      <text:p text:style-name="Normal"><text:span text:style-name="T195">Critères d’acceptation :</text:span><text:span text:style-name="T196"><text:line-break/></text:span><text:span text:style-name="T197">✅</text:span><text:span text:style-name="T198"><text:s/>Lors de la modification d'un événement, l'utilisateur peut modifier le titre de l'événement</text:span><text:span text:style-name="T199"><text:line-break/></text:span><text:span text:style-name="T200">✅</text:span><text:span text:style-name="T201"><text:s/>L'utilisateur peut ajouter ou supprimer des participants en indiquant leurs noms sous la forme @prenom_nom</text:span><text:span text:style-name="T202"><text:line-break/></text:span><text:span text:style-name="T203">✅</text:span><text:span text:style-name="T204"><text:s/>L'utilisateur peut choisir une nouvelle date et heure pour l'événement</text:span><text:span text:style-name="T205"><text:line-break/></text:span><text:span text:style-name="T206">✅</text:span><text:span text:style-name="T207"><text:s/>Un bouton « Modifier » permet d'enregistrer les modifications</text:span><text:span text:style-name="T208"><text:line-break/></text:span><text:span text:style-name="T209">✅</text:span><text:span text:style-name="T210"><text:s/>Les changements sont immédiatement reflétés dans le calendrier une fois l'événement modifié</text:span></text:p>
      <text:p text:style-name="Normal"/>
      <text:soft-page-break/>
      <text:h text:style-name="P211" text:outline-level="4">Suppression d'un Événement</text:h>
      <text:p text:style-name="Normal"><text:span text:style-name="T212">User Story :</text:span><text:span text:style-name="T213"><text:line-break/>En tant qu'utilisateur connecté, je veux pouvoir supprimer un événement afin de l'enlever du calendrier.</text:span></text:p>
      <text:p text:style-name="Normal"><text:span text:style-name="T214">Critères d’acceptation :</text:span><text:span text:style-name="T215"><text:line-break/></text:span><text:span text:style-name="T216">✅</text:span><text:span text:style-name="T217"><text:s/>Lors de la consultation d'un événement via la fenêtre modale, l'utilisateur peut cliquer sur un bouton « Supprimer »</text:span><text:span text:style-name="T218"><text:line-break/></text:span><text:span text:style-name="T219">✅</text:span><text:span text:style-name="T220"><text:s/>Un message de confirmation apparaît avant la suppression pour éviter les suppressions accidentelles</text:span><text:span text:style-name="T221"><text:line-break/></text:span><text:span text:style-name="T222">✅</text:span><text:span text:style-name="T223"><text:s/>Si l'utilisateur confirme, l'événement est définitivement supprimé du calendrier et n'est plus visible</text:span></text:p>
      <text:p text:style-name="Normal"/>
      <text:h text:style-name="P224" text:outline-level="4">Ajout d'un Événement</text:h>
      <text:p text:style-name="Normal"><text:span text:style-name="T225">User Story :</text:span><text:span text:style-name="T226"><text:line-break/>En tant qu'utilisateur connecté, je veux pouvoir ajouter un événement dans le calendrier.</text:span></text:p>
      <text:p text:style-name="P227"><text:span text:style-name="T228">Critères d’acceptation :</text:span><text:span text:style-name="T229"><text:line-break/></text:span><text:span text:style-name="T230">✅</text:span><text:span text:style-name="T231"><text:s/>Un bouton « Ajouter un événement » est visible sur la page du calendrier</text:span><text:span text:style-name="T232"><text:line-break/></text:span><text:span text:style-name="T233">✅</text:span><text:span text:style-name="T234"><text:s/>En cliquant sur ce bouton, une fenêtre modale s'ouvre permettant à l'utilisateur de remplir les informations suivantes : titre de l'événement, date et heure de l'événement, et éventuellement la liste des participants (en utilisant @prenom_nom).</text:span><text:span text:style-name="T235"><text:line-break/></text:span><text:span text:style-name="T236">✅</text:span><text:span text:style-name="T237"><text:s/>Un bouton « Ajouter » permet de créer l'événement</text:span><text:span text:style-name="T238"><text:line-break/></text:span><text:span text:style-name="T239">✅</text:span><text:span text:style-name="T240"><text:s/>L'événement nouvellement ajouté apparaît dans le calendrier au jour et à l'heure spécifiés</text:span></text:p>
      <text:p text:style-name="P241"/>
      <text:h text:style-name="Titre3" text:outline-level="3">Tâches</text:h>
      <text:h text:style-name="P242" text:outline-level="4">Visualisation des tâches personnelles</text:h>
      <text:p text:style-name="Normal"><text:span text:style-name="T243">User Story :</text:span><text:span text:style-name="T244"><text:line-break/>En tant qu'utilisateur connecté, je veux voir la liste de mes tâches à effectuer afin de savoir ce que je dois accomplir.</text:span></text:p>
      <text:p text:style-name="Normal"><text:span text:style-name="T245">Critères d’acceptation :</text:span><text:span text:style-name="T246"><text:line-break/></text:span><text:span text:style-name="T247">✅</text:span><text:span text:style-name="T248"><text:s/>La liste des tâches affiche :</text:span></text:p>
      <text:list text:style-name="LFO1" text:continue-numbering="true">
        <text:list-item>
          <text:p text:style-name="P249"><text:span text:style-name="T250">Le titre de la tâche</text:span></text:p>
        </text:list-item>
        <text:list-item>
          <text:p text:style-name="P251"><text:span text:style-name="T252">La date limite de réalisation</text:span></text:p>
        </text:list-item>
      </text:list>
      <text:p text:style-name="Normal"><text:span text:style-name="T253">✅</text:span><text:span text:style-name="T254"><text:s/>Les tâches sont triées par date d’échéance (les plus urgentes en premier)</text:span><text:span text:style-name="T255"><text:line-break/></text:span><text:span text:style-name="T256">✅</text:span><text:span text:style-name="T257"><text:s/>Chaque tâche est cliquable pour afficher ses détails dans une fenêtre modale</text:span></text:p>
      <text:p text:style-name="Normal"/>
      <text:soft-page-break/>
      <text:h text:style-name="P258" text:outline-level="4">Visualisation des tâches attribuées aux élèves (Tuteur bénévole)</text:h>
      <text:p text:style-name="Normal"><text:span text:style-name="T259">User Story :</text:span><text:span text:style-name="T260"><text:line-break/>En tant que tuteur bénévole connecté, je veux voir la liste des tâches que j’ai attribuées aux élèves.</text:span></text:p>
      <text:p text:style-name="Normal"><text:span text:style-name="T261">Critères d’acceptation :</text:span><text:span text:style-name="T262"><text:line-break/></text:span><text:span text:style-name="T263">✅</text:span><text:span text:style-name="T264"><text:s/>La liste des tâches affiche :</text:span></text:p>
      <text:list text:style-name="LFO2" text:continue-numbering="true">
        <text:list-item>
          <text:p text:style-name="P265"><text:span text:style-name="T266">Le titre de la tâche</text:span></text:p>
        </text:list-item>
        <text:list-item>
          <text:p text:style-name="P267"><text:span text:style-name="T268">La date limite de réalisation</text:span></text:p>
        </text:list-item>
        <text:list-item>
          <text:p text:style-name="P269"><text:span text:style-name="T270">Le nom de l’élève à qui la tâche est attribuée</text:span></text:p>
        </text:list-item>
      </text:list>
      <text:p text:style-name="Normal"><text:span text:style-name="T271">✅</text:span><text:span text:style-name="T272"><text:s/>Les tâches sont triées par date d’échéance (les plus urgentes en premier)</text:span><text:span text:style-name="T273"><text:line-break/></text:span><text:span text:style-name="T274">✅</text:span><text:span text:style-name="T275"><text:s/>Chaque tâche est cliquable pour afficher ses détails dans une fenêtre modale</text:span></text:p>
      <text:p text:style-name="Normal"/>
      <text:h text:style-name="P276" text:outline-level="4">Consultation et modification d’une tâche personnelle</text:h>
      <text:p text:style-name="Normal"><text:span text:style-name="T277">User Story :</text:span><text:span text:style-name="T278"><text:line-break/>En tant qu'utilisateur connecté, je veux pouvoir consulter et modifier une tâche afin de mettre à jour son titre ou sa date limite.</text:span></text:p>
      <text:p text:style-name="Normal"><text:span text:style-name="T279">Critères d’acceptation :</text:span><text:span text:style-name="T280"><text:line-break/></text:span><text:span text:style-name="T281">✅</text:span><text:span text:style-name="T282"><text:s/>En cliquant sur une tâche, une fenêtre modale s’ouvre affichant :</text:span></text:p>
      <text:list text:style-name="LFO3" text:continue-numbering="true">
        <text:list-item>
          <text:p text:style-name="P283"><text:span text:style-name="T284">Le titre de la tâche</text:span></text:p>
        </text:list-item>
        <text:list-item>
          <text:p text:style-name="P285"><text:span text:style-name="T286">La date limite</text:span></text:p>
        </text:list-item>
      </text:list>
      <text:p text:style-name="Normal"><text:span text:style-name="T287">✅</text:span><text:span text:style-name="T288"><text:s/>L’utilisateur peut modifier le titre et/ou la date de la tâche</text:span><text:span text:style-name="T289"><text:line-break/></text:span><text:span text:style-name="T290">✅</text:span><text:span text:style-name="T291"><text:s/>Un bouton "Enregistrer" permet de sauvegarder les modifications</text:span></text:p>
      <text:p text:style-name="Normal"/>
      <text:h text:style-name="P292" text:outline-level="4">Consultation et modification d’une tâche attribuée à un élève (Tuteur bénévole)</text:h>
      <text:p text:style-name="Normal"><text:span text:style-name="T293">User Story :</text:span><text:span text:style-name="T294"><text:line-break/>En tant que tuteur bénévole, je veux pouvoir consulter et modifier une tâche attribuée à un élève afin de mettre à jour ses informations.</text:span></text:p>
      <text:p text:style-name="Normal"><text:span text:style-name="T295">Critères d’acceptation :</text:span><text:span text:style-name="T296"><text:line-break/></text:span><text:span text:style-name="T297">✅</text:span><text:span text:style-name="T298"><text:s/>En cliquant sur une tâche, une fenêtre modale s’ouvre affichant :</text:span></text:p>
      <text:list text:style-name="LFO4" text:continue-numbering="true">
        <text:list-item>
          <text:p text:style-name="P299"><text:span text:style-name="T300">Le titre de la tâche</text:span></text:p>
        </text:list-item>
        <text:list-item>
          <text:p text:style-name="P301"><text:span text:style-name="T302">La date limite</text:span></text:p>
        </text:list-item>
        <text:list-item>
          <text:p text:style-name="P303"><text:span text:style-name="T304">Le nom de l’élève assigné</text:span></text:p>
        </text:list-item>
      </text:list>
      <text:p text:style-name="Normal"><text:span text:style-name="T305">✅</text:span><text:span text:style-name="T306"><text:s/>Le tuteur peut modifier le titre et/ou la date de la tâche</text:span><text:span text:style-name="T307"><text:line-break/></text:span><text:span text:style-name="T308">✅</text:span><text:span text:style-name="T309"><text:s/>Un bouton "Enregistrer" permet de sauvegarder les modifications</text:span></text:p>
      <text:p text:style-name="P310"/>
      <text:h text:style-name="P311" text:outline-level="4">Ajout d’une tâche personnelle</text:h>
      <text:p text:style-name="Normal"><text:span text:style-name="T312">User Story :</text:span><text:span text:style-name="T313"><text:line-break/>En tant qu’utilisateur connecté, je veux pouvoir créer une tâche.</text:span></text:p>
      <text:p text:style-name="Normal"><text:span text:style-name="T314">Critères d’acceptation :</text:span><text:span text:style-name="T315"><text:line-break/></text:span><text:span text:style-name="T316">✅</text:span><text:span text:style-name="T317"><text:s/>Un bouton "Ajouter une tâche" est visible dans ma liste des tâches.</text:span><text:span text:style-name="T318"><text:line-break/></text:span><text:span text:style-name="T319">✅</text:span><text:span text:style-name="T320"><text:s/>En cliquant sur ce bouton, une fenêtre modale s’ouvre contenant :</text:span></text:p>
      <text:list text:style-name="LFO5" text:continue-numbering="true">
        <text:list-item>
          <text:p text:style-name="P321"><text:span text:style-name="T322">Un champ pour le titre de la tâche</text:span></text:p>
        </text:list-item>
        <text:list-item>
          <text:p text:style-name="P323"><text:span text:style-name="T324">Un champ pour la date limite ("à faire pour le")</text:span></text:p>
        </text:list-item>
      </text:list>
      <text:p text:style-name="Normal"><text:span text:style-name="T325">✅</text:span><text:span text:style-name="T326"><text:s/>Un bouton "Enregistrer" permet de créer la tâche</text:span><text:span text:style-name="T327"><text:line-break/></text:span><text:span text:style-name="T328">✅</text:span><text:span text:style-name="T329"><text:s/>La tâche apparaît immédiatement dans la liste</text:span></text:p>
      <text:p text:style-name="Normal"/>
      <text:h text:style-name="P330" text:outline-level="4">Ajout d’une tâche pour un élève (Tuteur bénévole)</text:h>
      <text:p text:style-name="Normal"><text:span text:style-name="T331">User Story :</text:span><text:span text:style-name="T332"><text:line-break/>En tant que tuteur bénévole, je veux pouvoir attribuer une tâche à un élève afin de lui assigner un travail à faire.</text:span></text:p>
      <text:p text:style-name="Normal"><text:span text:style-name="T333">Critères d’acceptation :</text:span><text:span text:style-name="T334"><text:line-break/></text:span><text:span text:style-name="T335">✅</text:span><text:span text:style-name="T336"><text:s/>Un bouton "Ajouter une tâche" est visible dans la liste des tâches attribuées aux élèves</text:span><text:span text:style-name="T337"><text:line-break/></text:span><text:span text:style-name="T338">✅</text:span><text:span text:style-name="T339"><text:s/>En cliquant sur ce bouton, une fenêtre modale s’ouvre contenant :</text:span></text:p>
      <text:list text:style-name="LFO5" text:continue-numbering="true">
        <text:list-item>
          <text:p text:style-name="P340"><text:span text:style-name="T341">Un champ pour le titre de la tâche</text:span></text:p>
        </text:list-item>
        <text:list-item>
          <text:p text:style-name="P342"><text:span text:style-name="T343">Un champ pour la date limite ("à faire pour le")</text:span></text:p>
        </text:list-item>
        <text:list-item>
          <text:p text:style-name="P344"><text:span text:style-name="T345">Un champ pour sélectionner l’élève responsable</text:span></text:p>
        </text:list-item>
      </text:list>
      <text:p text:style-name="Normal"><text:span text:style-name="T346">✅</text:span><text:span text:style-name="T347"><text:s/>Un bouton "Enregistrer" permet de créer la tâche</text:span><text:span text:style-name="T348"><text:line-break/></text:span><text:span text:style-name="T349">✅</text:span><text:span text:style-name="T350"><text:s/>La tâche apparaît immédiatement dans la liste</text:span></text:p>
      <text:p text:style-name="Normal"/>
      <text:h text:style-name="P351" text:outline-level="4">Suppression d’une tâche</text:h>
      <text:p text:style-name="Normal"><text:span text:style-name="T352">User Story :</text:span><text:span text:style-name="T353"><text:line-break/>En tant qu’utilisateur connecté, je veux pouvoir supprimer une tâche.</text:span></text:p>
      <text:p text:style-name="Normal"><text:span text:style-name="T354">Critères d’acceptation :</text:span><text:span text:style-name="T355"><text:line-break/></text:span><text:span text:style-name="T356">✅</text:span><text:span text:style-name="T357"><text:s/>Dans la fenêtre modale de consultation d’une tâche, un bouton "Supprimer" est visible</text:span><text:span text:style-name="T358"><text:line-break/></text:span><text:span text:style-name="T359">✅</text:span><text:span text:style-name="T360"><text:s/>En cliquant sur ce bouton, une<text:s/></text:span><text:span text:style-name="T361">confirmation</text:span><text:span text:style-name="T362"><text:s/>est demandée ("Voulez-vous vraiment supprimer cette tâche ?")</text:span><text:span text:style-name="T363"><text:line-break/></text:span><text:span text:style-name="T364">✅</text:span><text:span text:style-name="T365"><text:s/>Si l’utilisateur confirme, la tâche est définitivement supprimée et disparaît de la lis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undstadler</meta:initial-creator>
    <dc:creator>Nicolas Rundstadler</dc:creator>
    <meta:creation-date>2025-02-05T15:28:00Z</meta:creation-date>
    <dc:date>2025-02-07T10:19:00Z</dc:date>
    <meta:print-date>2025-02-07T10:18:00Z</meta:print-date>
    <meta:template xlink:href="Normal.dotm" xlink:type="simple"/>
    <meta:editing-cycles>60</meta:editing-cycles>
    <meta:editing-duration>PT23940S</meta:editing-duration>
    <meta:document-statistic meta:page-count="7" meta:paragraph-count="23" meta:word-count="1798" meta:character-count="11666" meta:row-count="82" meta:non-whitespace-character-count="9891"/>
  </office:meta>
</office:document-meta>
</file>